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 style:data-style-name="N2">
      <style:table-cell-properties style:cell-protect="none" style:print-content="true"/>
    </style:style>
    <style:style style:name="ce5" style:family="table-cell" style:parent-style-name="Default">
      <style:table-cell-properties style:cell-protect="protected" style:print-content="true"/>
    </style:style>
    <style:style style:name="ce6" style:family="table-cell" style:parent-style-name="Default" style:data-style-name="N2"/>
    <style:style style:name="ce7" style:family="table-cell" style:parent-style-name="Default" style:data-style-name="N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map style:condition="cell-content()&lt;0.1" style:apply-style-name="White_20_Text" style:base-cell-address="Sheet1.G2"/>
    </style:style>
    <style:style style:name="ce11" style:family="table-cell" style:parent-style-name="Default" style:data-style-name="N2">
      <style:map style:condition="cell-content()&lt;0.1" style:apply-style-name="White_20_Text" style:base-cell-address="Sheet1.G2"/>
    </style:style>
    <style:style style:name="ce12" style:family="table-cell" style:parent-style-name="Default" style:data-style-name="N2">
      <style:map style:condition="cell-content()&lt;0.1" style:apply-style-name="White_20_Text" style:base-cell-address="Sheet1.G2"/>
    </style:style>
    <style:style style:name="ce13" style:family="table-cell" style:parent-style-name="Default" style:data-style-name="N1">
      <style:map style:condition="cell-content()&lt;0.1" style:apply-style-name="White_20_Text" style:base-cell-address="Sheet1.G2"/>
    </style:style>
    <style:style style:name="ce14" style:family="table-cell" style:parent-style-name="Default" style:data-style-name="N1">
      <style:map style:condition="cell-content()&lt;0.1" style:apply-style-name="White_20_Text" style:base-cell-address="Sheet1.G2"/>
    </style:style>
    <style:style style:name="ce15" style:family="table-cell" style:parent-style-name="Default" style:data-style-name="N1">
      <style:map style:condition="cell-content()&lt;0.1" style:apply-style-name="White_20_Text" style:base-cell-address="Sheet1.G2"/>
    </style:style>
    <style:style style:name="ce16" style:family="table-cell" style:parent-style-name="Default" style:data-style-name="N1">
      <style:map style:condition="cell-content()&lt;0.1" style:apply-style-name="White_20_Text" style:base-cell-address="Sheet1.G2"/>
    </style:style>
  </office:automatic-styles>
  <office:body>
    <office:spreadsheet>
      <table:table table:name="Sheet1" table:style-name="ta1" table:protected="true">
        <loext:table-protection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Kub</text:p>
          </table:table-cell>
          <table:table-cell table:style-name="ce1" office:value-type="string" calcext:value-type="string">
            <text:p>Track 1 Time</text:p>
          </table:table-cell>
          <table:table-cell table:style-name="ce1" office:value-type="string" calcext:value-type="string">
            <text:p>Track 2 Time</text:p>
          </table:table-cell>
          <table:table-cell table:style-name="ce1" office:value-type="string" calcext:value-type="string">
            <text:p>Track 3 Time</text:p>
          </table:table-cell>
          <table:table-cell table:style-name="ce1" office:value-type="string" calcext:value-type="string">
            <text:p>Avg Tim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Avg Speed (m/s)</text:p>
          </table:table-cell>
          <table:table-cell table:style-name="ce1" office:value-type="string" calcext:value-type="string">
            <text:p>Avg Scaled Speed (km/h)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6" table:formula="of:=IF(([.B2]+[.C2]+[.D2])/3 = 0; 9999; ([.B2]+[.C2]+[.D2])/3)" office:value-type="float" office:value="9999" calcext:value-type="float">
            <text:p>9999.00</text:p>
          </table:table-cell>
          <table:table-cell table:style-name="ce8" table:formula="of:=RANK(IF([.E2]=0;10000000;[.E2]);[.$E$2:.$E$50]; 1)" office:value-type="float" office:value="1" calcext:value-type="float">
            <text:p>1</text:p>
          </table:table-cell>
          <table:table-cell table:style-name="ce10" table:formula="of:=[.$C$51]/[.E2]" office:value-type="float" office:value="0.002000200020002" calcext:value-type="float">
            <text:p>0.00</text:p>
          </table:table-cell>
          <table:table-cell table:style-name="ce13" table:formula="of:=[.$C$52]/1000/([.E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]+[.C3]+[.D3])/3 = 0; 9999; ([.B3]+[.C3]+[.D3])/3)" office:value-type="float" office:value="9999" calcext:value-type="float">
            <text:p>9999.00</text:p>
          </table:table-cell>
          <table:table-cell table:style-name="ce8" table:formula="of:=RANK(IF([.E3]=0;10000000;[.E3]);[.$E$2:.$E$50]; 1)" office:value-type="float" office:value="1" calcext:value-type="float">
            <text:p>1</text:p>
          </table:table-cell>
          <table:table-cell table:style-name="ce10" table:formula="of:=[.$C$51]/[.E3]" office:value-type="float" office:value="0.002000200020002" calcext:value-type="float">
            <text:p>0.00</text:p>
          </table:table-cell>
          <table:table-cell table:style-name="ce13" table:formula="of:=[.$C$52]/1000/([.E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]+[.C4]+[.D4])/3 = 0; 9999; ([.B4]+[.C4]+[.D4])/3)" office:value-type="float" office:value="9999" calcext:value-type="float">
            <text:p>9999.00</text:p>
          </table:table-cell>
          <table:table-cell table:style-name="ce8" table:formula="of:=RANK(IF([.E4]=0;10000000;[.E4]);[.$E$2:.$E$50]; 1)" office:value-type="float" office:value="1" calcext:value-type="float">
            <text:p>1</text:p>
          </table:table-cell>
          <table:table-cell table:style-name="ce10" table:formula="of:=[.$C$51]/[.E4]" office:value-type="float" office:value="0.002000200020002" calcext:value-type="float">
            <text:p>0.00</text:p>
          </table:table-cell>
          <table:table-cell table:style-name="ce13" table:formula="of:=[.$C$52]/1000/([.E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5]+[.C5]+[.D5])/3 = 0; 9999; ([.B5]+[.C5]+[.D5])/3)" office:value-type="float" office:value="9999" calcext:value-type="float">
            <text:p>9999.00</text:p>
          </table:table-cell>
          <table:table-cell table:style-name="ce8" table:formula="of:=RANK(IF([.E5]=0;10000000;[.E5]);[.$E$2:.$E$50]; 1)" office:value-type="float" office:value="1" calcext:value-type="float">
            <text:p>1</text:p>
          </table:table-cell>
          <table:table-cell table:style-name="ce10" table:formula="of:=[.$C$51]/[.E5]" office:value-type="float" office:value="0.002000200020002" calcext:value-type="float">
            <text:p>0.00</text:p>
          </table:table-cell>
          <table:table-cell table:style-name="ce13" table:formula="of:=[.$C$52]/1000/([.E5]/3600)" office:value-type="float" office:value="0.036003600360036" calcext:value-type="float">
            <text:p>0</text:p>
          </table:table-cell>
          <table:table-cell/>
          <table:table-cell table:style-name="ce9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6]+[.C6]+[.D6])/3 = 0; 9999; ([.B6]+[.C6]+[.D6])/3)" office:value-type="float" office:value="9999" calcext:value-type="float">
            <text:p>9999.00</text:p>
          </table:table-cell>
          <table:table-cell table:style-name="ce8" table:formula="of:=RANK(IF([.E6]=0;10000000;[.E6]);[.$E$2:.$E$50]; 1)" office:value-type="float" office:value="1" calcext:value-type="float">
            <text:p>1</text:p>
          </table:table-cell>
          <table:table-cell table:style-name="ce10" table:formula="of:=[.$C$51]/[.E6]" office:value-type="float" office:value="0.002000200020002" calcext:value-type="float">
            <text:p>0.00</text:p>
          </table:table-cell>
          <table:table-cell table:style-name="ce13" table:formula="of:=[.$C$52]/1000/([.E6]/3600)" office:value-type="float" office:value="0.036003600360036" calcext:value-type="float">
            <text:p>0</text:p>
          </table:table-cell>
          <table:table-cell/>
          <table:table-cell table:style-name="ce9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7]+[.C7]+[.D7])/3 = 0; 9999; ([.B7]+[.C7]+[.D7])/3)" office:value-type="float" office:value="9999" calcext:value-type="float">
            <text:p>9999.00</text:p>
          </table:table-cell>
          <table:table-cell table:style-name="ce8" table:formula="of:=RANK(IF([.E7]=0;10000000;[.E7]);[.$E$2:.$E$50]; 1)" office:value-type="float" office:value="1" calcext:value-type="float">
            <text:p>1</text:p>
          </table:table-cell>
          <table:table-cell table:style-name="ce10" table:formula="of:=[.$C$51]/[.E7]" office:value-type="float" office:value="0.002000200020002" calcext:value-type="float">
            <text:p>0.00</text:p>
          </table:table-cell>
          <table:table-cell table:style-name="ce13" table:formula="of:=[.$C$52]/1000/([.E7]/3600)" office:value-type="float" office:value="0.036003600360036" calcext:value-type="float">
            <text:p>0</text:p>
          </table:table-cell>
          <table:table-cell/>
          <table:table-cell table:style-name="ce9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8]+[.C8]+[.D8])/3 = 0; 9999; ([.B8]+[.C8]+[.D8])/3)" office:value-type="float" office:value="9999" calcext:value-type="float">
            <text:p>9999.00</text:p>
          </table:table-cell>
          <table:table-cell table:style-name="ce8" table:formula="of:=RANK(IF([.E8]=0;10000000;[.E8]);[.$E$2:.$E$50]; 1)" office:value-type="float" office:value="1" calcext:value-type="float">
            <text:p>1</text:p>
          </table:table-cell>
          <table:table-cell table:style-name="ce10" table:formula="of:=[.$C$51]/[.E8]" office:value-type="float" office:value="0.002000200020002" calcext:value-type="float">
            <text:p>0.00</text:p>
          </table:table-cell>
          <table:table-cell table:style-name="ce13" table:formula="of:=[.$C$52]/1000/([.E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9]+[.C9]+[.D9])/3 = 0; 9999; ([.B9]+[.C9]+[.D9])/3)" office:value-type="float" office:value="9999" calcext:value-type="float">
            <text:p>9999.00</text:p>
          </table:table-cell>
          <table:table-cell table:style-name="ce8" table:formula="of:=RANK(IF([.E9]=0;10000000;[.E9]);[.$E$2:.$E$50]; 1)" office:value-type="float" office:value="1" calcext:value-type="float">
            <text:p>1</text:p>
          </table:table-cell>
          <table:table-cell table:style-name="ce10" table:formula="of:=[.$C$51]/[.E9]" office:value-type="float" office:value="0.002000200020002" calcext:value-type="float">
            <text:p>0.00</text:p>
          </table:table-cell>
          <table:table-cell table:style-name="ce13" table:formula="of:=[.$C$52]/1000/([.E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0]+[.C10]+[.D10])/3 = 0; 9999; ([.B10]+[.C10]+[.D10])/3)" office:value-type="float" office:value="9999" calcext:value-type="float">
            <text:p>9999.00</text:p>
          </table:table-cell>
          <table:table-cell table:style-name="ce8" table:formula="of:=RANK(IF([.E10]=0;10000000;[.E10]);[.$E$2:.$E$50]; 1)" office:value-type="float" office:value="1" calcext:value-type="float">
            <text:p>1</text:p>
          </table:table-cell>
          <table:table-cell table:style-name="ce10" table:formula="of:=[.$C$51]/[.E10]" office:value-type="float" office:value="0.002000200020002" calcext:value-type="float">
            <text:p>0.00</text:p>
          </table:table-cell>
          <table:table-cell table:style-name="ce13" table:formula="of:=[.$C$52]/1000/([.E1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1]+[.C11]+[.D11])/3 = 0; 9999; ([.B11]+[.C11]+[.D11])/3)" office:value-type="float" office:value="9999" calcext:value-type="float">
            <text:p>9999.00</text:p>
          </table:table-cell>
          <table:table-cell table:style-name="ce8" table:formula="of:=RANK(IF([.E11]=0;10000000;[.E11]);[.$E$2:.$E$50]; 1)" office:value-type="float" office:value="1" calcext:value-type="float">
            <text:p>1</text:p>
          </table:table-cell>
          <table:table-cell table:style-name="ce10" table:formula="of:=[.$C$51]/[.E11]" office:value-type="float" office:value="0.002000200020002" calcext:value-type="float">
            <text:p>0.00</text:p>
          </table:table-cell>
          <table:table-cell table:style-name="ce13" table:formula="of:=[.$C$52]/1000/([.E1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2]+[.C12]+[.D12])/3 = 0; 9999; ([.B12]+[.C12]+[.D12])/3)" office:value-type="float" office:value="9999" calcext:value-type="float">
            <text:p>9999.00</text:p>
          </table:table-cell>
          <table:table-cell table:style-name="ce8" table:formula="of:=RANK(IF([.E12]=0;10000000;[.E12]);[.$E$2:.$E$50]; 1)" office:value-type="float" office:value="1" calcext:value-type="float">
            <text:p>1</text:p>
          </table:table-cell>
          <table:table-cell table:style-name="ce10" table:formula="of:=[.$C$51]/[.E12]" office:value-type="float" office:value="0.002000200020002" calcext:value-type="float">
            <text:p>0.00</text:p>
          </table:table-cell>
          <table:table-cell table:style-name="ce13" table:formula="of:=[.$C$52]/1000/([.E1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3]+[.C13]+[.D13])/3 = 0; 9999; ([.B13]+[.C13]+[.D13])/3)" office:value-type="float" office:value="9999" calcext:value-type="float">
            <text:p>9999.00</text:p>
          </table:table-cell>
          <table:table-cell table:style-name="ce8" table:formula="of:=RANK(IF([.E13]=0;10000000;[.E13]);[.$E$2:.$E$50]; 1)" office:value-type="float" office:value="1" calcext:value-type="float">
            <text:p>1</text:p>
          </table:table-cell>
          <table:table-cell table:style-name="ce10" table:formula="of:=[.$C$51]/[.E13]" office:value-type="float" office:value="0.002000200020002" calcext:value-type="float">
            <text:p>0.00</text:p>
          </table:table-cell>
          <table:table-cell table:style-name="ce13" table:formula="of:=[.$C$52]/1000/([.E1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4]+[.C14]+[.D14])/3 = 0; 9999; ([.B14]+[.C14]+[.D14])/3)" office:value-type="float" office:value="9999" calcext:value-type="float">
            <text:p>9999.00</text:p>
          </table:table-cell>
          <table:table-cell table:style-name="ce8" table:formula="of:=RANK(IF([.E14]=0;10000000;[.E14]);[.$E$2:.$E$50]; 1)" office:value-type="float" office:value="1" calcext:value-type="float">
            <text:p>1</text:p>
          </table:table-cell>
          <table:table-cell table:style-name="ce10" table:formula="of:=[.$C$51]/[.E14]" office:value-type="float" office:value="0.002000200020002" calcext:value-type="float">
            <text:p>0.00</text:p>
          </table:table-cell>
          <table:table-cell table:style-name="ce13" table:formula="of:=[.$C$52]/1000/([.E1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5]+[.C15]+[.D15])/3 = 0; 9999; ([.B15]+[.C15]+[.D15])/3)" office:value-type="float" office:value="9999" calcext:value-type="float">
            <text:p>9999.00</text:p>
          </table:table-cell>
          <table:table-cell table:style-name="ce8" table:formula="of:=RANK(IF([.E15]=0;10000000;[.E15]);[.$E$2:.$E$50]; 1)" office:value-type="float" office:value="1" calcext:value-type="float">
            <text:p>1</text:p>
          </table:table-cell>
          <table:table-cell table:style-name="ce10" table:formula="of:=[.$C$51]/[.E15]" office:value-type="float" office:value="0.002000200020002" calcext:value-type="float">
            <text:p>0.00</text:p>
          </table:table-cell>
          <table:table-cell table:style-name="ce13" table:formula="of:=[.$C$52]/1000/([.E1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6]+[.C16]+[.D16])/3 = 0; 9999; ([.B16]+[.C16]+[.D16])/3)" office:value-type="float" office:value="9999" calcext:value-type="float">
            <text:p>9999.00</text:p>
          </table:table-cell>
          <table:table-cell table:style-name="ce8" table:formula="of:=RANK(IF([.E16]=0;10000000;[.E16]);[.$E$2:.$E$50]; 1)" office:value-type="float" office:value="1" calcext:value-type="float">
            <text:p>1</text:p>
          </table:table-cell>
          <table:table-cell table:style-name="ce10" table:formula="of:=[.$C$51]/[.E16]" office:value-type="float" office:value="0.002000200020002" calcext:value-type="float">
            <text:p>0.00</text:p>
          </table:table-cell>
          <table:table-cell table:style-name="ce13" table:formula="of:=[.$C$52]/1000/([.E1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7]+[.C17]+[.D17])/3 = 0; 9999; ([.B17]+[.C17]+[.D17])/3)" office:value-type="float" office:value="9999" calcext:value-type="float">
            <text:p>9999.00</text:p>
          </table:table-cell>
          <table:table-cell table:style-name="ce8" table:formula="of:=RANK(IF([.E17]=0;10000000;[.E17]);[.$E$2:.$E$50]; 1)" office:value-type="float" office:value="1" calcext:value-type="float">
            <text:p>1</text:p>
          </table:table-cell>
          <table:table-cell table:style-name="ce10" table:formula="of:=[.$C$51]/[.E17]" office:value-type="float" office:value="0.002000200020002" calcext:value-type="float">
            <text:p>0.00</text:p>
          </table:table-cell>
          <table:table-cell table:style-name="ce13" table:formula="of:=[.$C$52]/1000/([.E1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8]+[.C18]+[.D18])/3 = 0; 9999; ([.B18]+[.C18]+[.D18])/3)" office:value-type="float" office:value="9999" calcext:value-type="float">
            <text:p>9999.00</text:p>
          </table:table-cell>
          <table:table-cell table:style-name="ce8" table:formula="of:=RANK(IF([.E18]=0;10000000;[.E18]);[.$E$2:.$E$50]; 1)" office:value-type="float" office:value="1" calcext:value-type="float">
            <text:p>1</text:p>
          </table:table-cell>
          <table:table-cell table:style-name="ce10" table:formula="of:=[.$C$51]/[.E18]" office:value-type="float" office:value="0.002000200020002" calcext:value-type="float">
            <text:p>0.00</text:p>
          </table:table-cell>
          <table:table-cell table:style-name="ce13" table:formula="of:=[.$C$52]/1000/([.E1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19]+[.C19]+[.D19])/3 = 0; 9999; ([.B19]+[.C19]+[.D19])/3)" office:value-type="float" office:value="9999" calcext:value-type="float">
            <text:p>9999.00</text:p>
          </table:table-cell>
          <table:table-cell table:style-name="ce8" table:formula="of:=RANK(IF([.E19]=0;10000000;[.E19]);[.$E$2:.$E$50]; 1)" office:value-type="float" office:value="1" calcext:value-type="float">
            <text:p>1</text:p>
          </table:table-cell>
          <table:table-cell table:style-name="ce10" table:formula="of:=[.$C$51]/[.E19]" office:value-type="float" office:value="0.002000200020002" calcext:value-type="float">
            <text:p>0.00</text:p>
          </table:table-cell>
          <table:table-cell table:style-name="ce13" table:formula="of:=[.$C$52]/1000/([.E1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0]+[.C20]+[.D20])/3 = 0; 9999; ([.B20]+[.C20]+[.D20])/3)" office:value-type="float" office:value="9999" calcext:value-type="float">
            <text:p>9999.00</text:p>
          </table:table-cell>
          <table:table-cell table:style-name="ce8" table:formula="of:=RANK(IF([.E20]=0;10000000;[.E20]);[.$E$2:.$E$50]; 1)" office:value-type="float" office:value="1" calcext:value-type="float">
            <text:p>1</text:p>
          </table:table-cell>
          <table:table-cell table:style-name="ce10" table:formula="of:=[.$C$51]/[.E20]" office:value-type="float" office:value="0.002000200020002" calcext:value-type="float">
            <text:p>0.00</text:p>
          </table:table-cell>
          <table:table-cell table:style-name="ce13" table:formula="of:=[.$C$52]/1000/([.E2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1]+[.C21]+[.D21])/3 = 0; 9999; ([.B21]+[.C21]+[.D21])/3)" office:value-type="float" office:value="9999" calcext:value-type="float">
            <text:p>9999.00</text:p>
          </table:table-cell>
          <table:table-cell table:style-name="ce8" table:formula="of:=RANK(IF([.E21]=0;10000000;[.E21]);[.$E$2:.$E$50]; 1)" office:value-type="float" office:value="1" calcext:value-type="float">
            <text:p>1</text:p>
          </table:table-cell>
          <table:table-cell table:style-name="ce10" table:formula="of:=[.$C$51]/[.E21]" office:value-type="float" office:value="0.002000200020002" calcext:value-type="float">
            <text:p>0.00</text:p>
          </table:table-cell>
          <table:table-cell table:style-name="ce13" table:formula="of:=[.$C$52]/1000/([.E2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2]+[.C22]+[.D22])/3 = 0; 9999; ([.B22]+[.C22]+[.D22])/3)" office:value-type="float" office:value="9999" calcext:value-type="float">
            <text:p>9999.00</text:p>
          </table:table-cell>
          <table:table-cell table:style-name="ce8" table:formula="of:=RANK(IF([.E22]=0;10000000;[.E22]);[.$E$2:.$E$50]; 1)" office:value-type="float" office:value="1" calcext:value-type="float">
            <text:p>1</text:p>
          </table:table-cell>
          <table:table-cell table:style-name="ce10" table:formula="of:=[.$C$51]/[.E22]" office:value-type="float" office:value="0.002000200020002" calcext:value-type="float">
            <text:p>0.00</text:p>
          </table:table-cell>
          <table:table-cell table:style-name="ce13" table:formula="of:=[.$C$52]/1000/([.E2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3]+[.C23]+[.D23])/3 = 0; 9999; ([.B23]+[.C23]+[.D23])/3)" office:value-type="float" office:value="9999" calcext:value-type="float">
            <text:p>9999.00</text:p>
          </table:table-cell>
          <table:table-cell table:style-name="ce8" table:formula="of:=RANK(IF([.E23]=0;10000000;[.E23]);[.$E$2:.$E$50]; 1)" office:value-type="float" office:value="1" calcext:value-type="float">
            <text:p>1</text:p>
          </table:table-cell>
          <table:table-cell table:style-name="ce10" table:formula="of:=[.$C$51]/[.E23]" office:value-type="float" office:value="0.002000200020002" calcext:value-type="float">
            <text:p>0.00</text:p>
          </table:table-cell>
          <table:table-cell table:style-name="ce14" table:formula="of:=[.$C$52]/1000/([.E2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4]+[.C24]+[.D24])/3 = 0; 9999; ([.B24]+[.C24]+[.D24])/3)" office:value-type="float" office:value="9999" calcext:value-type="float">
            <text:p>9999.00</text:p>
          </table:table-cell>
          <table:table-cell table:style-name="ce8" table:formula="of:=RANK(IF([.E24]=0;10000000;[.E24]);[.$E$2:.$E$50]; 1)" office:value-type="float" office:value="1" calcext:value-type="float">
            <text:p>1</text:p>
          </table:table-cell>
          <table:table-cell table:style-name="ce10" table:formula="of:=[.$C$51]/[.E24]" office:value-type="float" office:value="0.002000200020002" calcext:value-type="float">
            <text:p>0.00</text:p>
          </table:table-cell>
          <table:table-cell table:style-name="ce13" table:formula="of:=[.$C$52]/1000/([.E2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5]+[.C25]+[.D25])/3 = 0; 9999; ([.B25]+[.C25]+[.D25])/3)" office:value-type="float" office:value="9999" calcext:value-type="float">
            <text:p>9999.00</text:p>
          </table:table-cell>
          <table:table-cell table:style-name="ce8" table:formula="of:=RANK(IF([.E25]=0;10000000;[.E25]);[.$E$2:.$E$50]; 1)" office:value-type="float" office:value="1" calcext:value-type="float">
            <text:p>1</text:p>
          </table:table-cell>
          <table:table-cell table:style-name="ce10" table:formula="of:=[.$C$51]/[.E25]" office:value-type="float" office:value="0.002000200020002" calcext:value-type="float">
            <text:p>0.00</text:p>
          </table:table-cell>
          <table:table-cell table:style-name="ce13" table:formula="of:=[.$C$52]/1000/([.E2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6]+[.C26]+[.D26])/3 = 0; 9999; ([.B26]+[.C26]+[.D26])/3)" office:value-type="float" office:value="9999" calcext:value-type="float">
            <text:p>9999.00</text:p>
          </table:table-cell>
          <table:table-cell table:style-name="ce8" table:formula="of:=RANK(IF([.E26]=0;10000000;[.E26]);[.$E$2:.$E$50]; 1)" office:value-type="float" office:value="1" calcext:value-type="float">
            <text:p>1</text:p>
          </table:table-cell>
          <table:table-cell table:style-name="ce10" table:formula="of:=[.$C$51]/[.E26]" office:value-type="float" office:value="0.002000200020002" calcext:value-type="float">
            <text:p>0.00</text:p>
          </table:table-cell>
          <table:table-cell table:style-name="ce13" table:formula="of:=[.$C$52]/1000/([.E2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7]+[.C27]+[.D27])/3 = 0; 9999; ([.B27]+[.C27]+[.D27])/3)" office:value-type="float" office:value="9999" calcext:value-type="float">
            <text:p>9999.00</text:p>
          </table:table-cell>
          <table:table-cell table:style-name="ce8" table:formula="of:=RANK(IF([.E27]=0;10000000;[.E27]);[.$E$2:.$E$50]; 1)" office:value-type="float" office:value="1" calcext:value-type="float">
            <text:p>1</text:p>
          </table:table-cell>
          <table:table-cell table:style-name="ce10" table:formula="of:=[.$C$51]/[.E27]" office:value-type="float" office:value="0.002000200020002" calcext:value-type="float">
            <text:p>0.00</text:p>
          </table:table-cell>
          <table:table-cell table:style-name="ce13" table:formula="of:=[.$C$52]/1000/([.E2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8]+[.C28]+[.D28])/3 = 0; 9999; ([.B28]+[.C28]+[.D28])/3)" office:value-type="float" office:value="9999" calcext:value-type="float">
            <text:p>9999.00</text:p>
          </table:table-cell>
          <table:table-cell table:style-name="ce8" table:formula="of:=RANK(IF([.E28]=0;10000000;[.E28]);[.$E$2:.$E$50]; 1)" office:value-type="float" office:value="1" calcext:value-type="float">
            <text:p>1</text:p>
          </table:table-cell>
          <table:table-cell table:style-name="ce10" table:formula="of:=[.$C$51]/[.E28]" office:value-type="float" office:value="0.002000200020002" calcext:value-type="float">
            <text:p>0.00</text:p>
          </table:table-cell>
          <table:table-cell table:style-name="ce13" table:formula="of:=[.$C$52]/1000/([.E2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29]+[.C29]+[.D29])/3 = 0; 9999; ([.B29]+[.C29]+[.D29])/3)" office:value-type="float" office:value="9999" calcext:value-type="float">
            <text:p>9999.00</text:p>
          </table:table-cell>
          <table:table-cell table:style-name="ce8" table:formula="of:=RANK(IF([.E29]=0;10000000;[.E29]);[.$E$2:.$E$50]; 1)" office:value-type="float" office:value="1" calcext:value-type="float">
            <text:p>1</text:p>
          </table:table-cell>
          <table:table-cell table:style-name="ce10" table:formula="of:=[.$C$51]/[.E29]" office:value-type="float" office:value="0.002000200020002" calcext:value-type="float">
            <text:p>0.00</text:p>
          </table:table-cell>
          <table:table-cell table:style-name="ce13" table:formula="of:=[.$C$52]/1000/([.E2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0]+[.C30]+[.D30])/3 = 0; 9999; ([.B30]+[.C30]+[.D30])/3)" office:value-type="float" office:value="9999" calcext:value-type="float">
            <text:p>9999.00</text:p>
          </table:table-cell>
          <table:table-cell table:style-name="ce8" table:formula="of:=RANK(IF([.E30]=0;10000000;[.E30]);[.$E$2:.$E$50]; 1)" office:value-type="float" office:value="1" calcext:value-type="float">
            <text:p>1</text:p>
          </table:table-cell>
          <table:table-cell table:style-name="ce10" table:formula="of:=[.$C$51]/[.E30]" office:value-type="float" office:value="0.002000200020002" calcext:value-type="float">
            <text:p>0.00</text:p>
          </table:table-cell>
          <table:table-cell table:style-name="ce13" table:formula="of:=[.$C$52]/1000/([.E3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1]+[.C31]+[.D31])/3 = 0; 9999; ([.B31]+[.C31]+[.D31])/3)" office:value-type="float" office:value="9999" calcext:value-type="float">
            <text:p>9999.00</text:p>
          </table:table-cell>
          <table:table-cell table:style-name="ce8" table:formula="of:=RANK(IF([.E31]=0;10000000;[.E31]);[.$E$2:.$E$50]; 1)" office:value-type="float" office:value="1" calcext:value-type="float">
            <text:p>1</text:p>
          </table:table-cell>
          <table:table-cell table:style-name="ce10" table:formula="of:=[.$C$51]/[.E31]" office:value-type="float" office:value="0.002000200020002" calcext:value-type="float">
            <text:p>0.00</text:p>
          </table:table-cell>
          <table:table-cell table:style-name="ce13" table:formula="of:=[.$C$52]/1000/([.E3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2]+[.C32]+[.D32])/3 = 0; 9999; ([.B32]+[.C32]+[.D32])/3)" office:value-type="float" office:value="9999" calcext:value-type="float">
            <text:p>9999.00</text:p>
          </table:table-cell>
          <table:table-cell table:style-name="ce8" table:formula="of:=RANK(IF([.E32]=0;10000000;[.E32]);[.$E$2:.$E$50]; 1)" office:value-type="float" office:value="1" calcext:value-type="float">
            <text:p>1</text:p>
          </table:table-cell>
          <table:table-cell table:style-name="ce10" table:formula="of:=[.$C$51]/[.E32]" office:value-type="float" office:value="0.002000200020002" calcext:value-type="float">
            <text:p>0.00</text:p>
          </table:table-cell>
          <table:table-cell table:style-name="ce13" table:formula="of:=[.$C$52]/1000/([.E3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3]+[.C33]+[.D33])/3 = 0; 9999; ([.B33]+[.C33]+[.D33])/3)" office:value-type="float" office:value="9999" calcext:value-type="float">
            <text:p>9999.00</text:p>
          </table:table-cell>
          <table:table-cell table:style-name="ce8" table:formula="of:=RANK(IF([.E33]=0;10000000;[.E33]);[.$E$2:.$E$50]; 1)" office:value-type="float" office:value="1" calcext:value-type="float">
            <text:p>1</text:p>
          </table:table-cell>
          <table:table-cell table:style-name="ce10" table:formula="of:=[.$C$51]/[.E33]" office:value-type="float" office:value="0.002000200020002" calcext:value-type="float">
            <text:p>0.00</text:p>
          </table:table-cell>
          <table:table-cell table:style-name="ce13" table:formula="of:=[.$C$52]/1000/([.E3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4]+[.C34]+[.D34])/3 = 0; 9999; ([.B34]+[.C34]+[.D34])/3)" office:value-type="float" office:value="9999" calcext:value-type="float">
            <text:p>9999.00</text:p>
          </table:table-cell>
          <table:table-cell table:style-name="ce8" table:formula="of:=RANK(IF([.E34]=0;10000000;[.E34]);[.$E$2:.$E$50]; 1)" office:value-type="float" office:value="1" calcext:value-type="float">
            <text:p>1</text:p>
          </table:table-cell>
          <table:table-cell table:style-name="ce10" table:formula="of:=[.$C$51]/[.E34]" office:value-type="float" office:value="0.002000200020002" calcext:value-type="float">
            <text:p>0.00</text:p>
          </table:table-cell>
          <table:table-cell table:style-name="ce13" table:formula="of:=[.$C$52]/1000/([.E3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5]+[.C35]+[.D35])/3 = 0; 9999; ([.B35]+[.C35]+[.D35])/3)" office:value-type="float" office:value="9999" calcext:value-type="float">
            <text:p>9999.00</text:p>
          </table:table-cell>
          <table:table-cell table:style-name="ce8" table:formula="of:=RANK(IF([.E35]=0;10000000;[.E35]);[.$E$2:.$E$50]; 1)" office:value-type="float" office:value="1" calcext:value-type="float">
            <text:p>1</text:p>
          </table:table-cell>
          <table:table-cell table:style-name="ce10" table:formula="of:=[.$C$51]/[.E35]" office:value-type="float" office:value="0.002000200020002" calcext:value-type="float">
            <text:p>0.00</text:p>
          </table:table-cell>
          <table:table-cell table:style-name="ce13" table:formula="of:=[.$C$52]/1000/([.E3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6]+[.C36]+[.D36])/3 = 0; 9999; ([.B36]+[.C36]+[.D36])/3)" office:value-type="float" office:value="9999" calcext:value-type="float">
            <text:p>9999.00</text:p>
          </table:table-cell>
          <table:table-cell table:style-name="ce8" table:formula="of:=RANK(IF([.E36]=0;10000000;[.E36]);[.$E$2:.$E$50]; 1)" office:value-type="float" office:value="1" calcext:value-type="float">
            <text:p>1</text:p>
          </table:table-cell>
          <table:table-cell table:style-name="ce10" table:formula="of:=[.$C$51]/[.E36]" office:value-type="float" office:value="0.002000200020002" calcext:value-type="float">
            <text:p>0.00</text:p>
          </table:table-cell>
          <table:table-cell table:style-name="ce13" table:formula="of:=[.$C$52]/1000/([.E3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7]+[.C37]+[.D37])/3 = 0; 9999; ([.B37]+[.C37]+[.D37])/3)" office:value-type="float" office:value="9999" calcext:value-type="float">
            <text:p>9999.00</text:p>
          </table:table-cell>
          <table:table-cell table:style-name="ce8" table:formula="of:=RANK(IF([.E37]=0;10000000;[.E37]);[.$E$2:.$E$50]; 1)" office:value-type="float" office:value="1" calcext:value-type="float">
            <text:p>1</text:p>
          </table:table-cell>
          <table:table-cell table:style-name="ce10" table:formula="of:=[.$C$51]/[.E37]" office:value-type="float" office:value="0.002000200020002" calcext:value-type="float">
            <text:p>0.00</text:p>
          </table:table-cell>
          <table:table-cell table:style-name="ce13" table:formula="of:=[.$C$52]/1000/([.E37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8]+[.C38]+[.D38])/3 = 0; 9999; ([.B38]+[.C38]+[.D38])/3)" office:value-type="float" office:value="9999" calcext:value-type="float">
            <text:p>9999.00</text:p>
          </table:table-cell>
          <table:table-cell table:style-name="ce8" table:formula="of:=RANK(IF([.E38]=0;10000000;[.E38]);[.$E$2:.$E$50]; 1)" office:value-type="float" office:value="1" calcext:value-type="float">
            <text:p>1</text:p>
          </table:table-cell>
          <table:table-cell table:style-name="ce10" table:formula="of:=[.$C$51]/[.E38]" office:value-type="float" office:value="0.002000200020002" calcext:value-type="float">
            <text:p>0.00</text:p>
          </table:table-cell>
          <table:table-cell table:style-name="ce13" table:formula="of:=[.$C$52]/1000/([.E3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39]+[.C39]+[.D39])/3 = 0; 9999; ([.B39]+[.C39]+[.D39])/3)" office:value-type="float" office:value="9999" calcext:value-type="float">
            <text:p>9999.00</text:p>
          </table:table-cell>
          <table:table-cell table:style-name="ce8" table:formula="of:=RANK(IF([.E39]=0;10000000;[.E39]);[.$E$2:.$E$50]; 1)" office:value-type="float" office:value="1" calcext:value-type="float">
            <text:p>1</text:p>
          </table:table-cell>
          <table:table-cell table:style-name="ce10" table:formula="of:=[.$C$51]/[.E39]" office:value-type="float" office:value="0.002000200020002" calcext:value-type="float">
            <text:p>0.00</text:p>
          </table:table-cell>
          <table:table-cell table:style-name="ce13" table:formula="of:=[.$C$52]/1000/([.E3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0]+[.C40]+[.D40])/3 = 0; 9999; ([.B40]+[.C40]+[.D40])/3)" office:value-type="float" office:value="9999" calcext:value-type="float">
            <text:p>9999.00</text:p>
          </table:table-cell>
          <table:table-cell table:style-name="ce8" table:formula="of:=RANK(IF([.E40]=0;10000000;[.E40]);[.$E$2:.$E$50]; 1)" office:value-type="float" office:value="1" calcext:value-type="float">
            <text:p>1</text:p>
          </table:table-cell>
          <table:table-cell table:style-name="ce10" table:formula="of:=[.$C$51]/[.E40]" office:value-type="float" office:value="0.002000200020002" calcext:value-type="float">
            <text:p>0.00</text:p>
          </table:table-cell>
          <table:table-cell table:style-name="ce13" table:formula="of:=[.$C$52]/1000/([.E4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1]+[.C41]+[.D41])/3 = 0; 9999; ([.B41]+[.C41]+[.D41])/3)" office:value-type="float" office:value="9999" calcext:value-type="float">
            <text:p>9999.00</text:p>
          </table:table-cell>
          <table:table-cell table:style-name="ce8" table:formula="of:=RANK(IF([.E41]=0;10000000;[.E41]);[.$E$2:.$E$50]; 1)" office:value-type="float" office:value="1" calcext:value-type="float">
            <text:p>1</text:p>
          </table:table-cell>
          <table:table-cell table:style-name="ce10" table:formula="of:=[.$C$51]/[.E41]" office:value-type="float" office:value="0.002000200020002" calcext:value-type="float">
            <text:p>0.00</text:p>
          </table:table-cell>
          <table:table-cell table:style-name="ce13" table:formula="of:=[.$C$52]/1000/([.E41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2]+[.C42]+[.D42])/3 = 0; 9999; ([.B42]+[.C42]+[.D42])/3)" office:value-type="float" office:value="9999" calcext:value-type="float">
            <text:p>9999.00</text:p>
          </table:table-cell>
          <table:table-cell table:style-name="ce8" table:formula="of:=RANK(IF([.E42]=0;10000000;[.E42]);[.$E$2:.$E$50]; 1)" office:value-type="float" office:value="1" calcext:value-type="float">
            <text:p>1</text:p>
          </table:table-cell>
          <table:table-cell table:style-name="ce10" table:formula="of:=[.$C$51]/[.E42]" office:value-type="float" office:value="0.002000200020002" calcext:value-type="float">
            <text:p>0.00</text:p>
          </table:table-cell>
          <table:table-cell table:style-name="ce13" table:formula="of:=[.$C$52]/1000/([.E42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3]+[.C43]+[.D43])/3 = 0; 9999; ([.B43]+[.C43]+[.D43])/3)" office:value-type="float" office:value="9999" calcext:value-type="float">
            <text:p>9999.00</text:p>
          </table:table-cell>
          <table:table-cell table:style-name="ce8" table:formula="of:=RANK(IF([.E43]=0;10000000;[.E43]);[.$E$2:.$E$50]; 1)" office:value-type="float" office:value="1" calcext:value-type="float">
            <text:p>1</text:p>
          </table:table-cell>
          <table:table-cell table:style-name="ce10" table:formula="of:=[.$C$51]/[.E43]" office:value-type="float" office:value="0.002000200020002" calcext:value-type="float">
            <text:p>0.00</text:p>
          </table:table-cell>
          <table:table-cell table:style-name="ce13" table:formula="of:=[.$C$52]/1000/([.E43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4]+[.C44]+[.D44])/3 = 0; 9999; ([.B44]+[.C44]+[.D44])/3)" office:value-type="float" office:value="9999" calcext:value-type="float">
            <text:p>9999.00</text:p>
          </table:table-cell>
          <table:table-cell table:style-name="ce8" table:formula="of:=RANK(IF([.E44]=0;10000000;[.E44]);[.$E$2:.$E$50]; 1)" office:value-type="float" office:value="1" calcext:value-type="float">
            <text:p>1</text:p>
          </table:table-cell>
          <table:table-cell table:style-name="ce10" table:formula="of:=[.$C$51]/[.E44]" office:value-type="float" office:value="0.002000200020002" calcext:value-type="float">
            <text:p>0.00</text:p>
          </table:table-cell>
          <table:table-cell table:style-name="ce13" table:formula="of:=[.$C$52]/1000/([.E44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5]+[.C45]+[.D45])/3 = 0; 9999; ([.B45]+[.C45]+[.D45])/3)" office:value-type="float" office:value="9999" calcext:value-type="float">
            <text:p>9999.00</text:p>
          </table:table-cell>
          <table:table-cell table:style-name="ce8" table:formula="of:=RANK(IF([.E45]=0;10000000;[.E45]);[.$E$2:.$E$50]; 1)" office:value-type="float" office:value="1" calcext:value-type="float">
            <text:p>1</text:p>
          </table:table-cell>
          <table:table-cell table:style-name="ce10" table:formula="of:=[.$C$51]/[.E45]" office:value-type="float" office:value="0.002000200020002" calcext:value-type="float">
            <text:p>0.00</text:p>
          </table:table-cell>
          <table:table-cell table:style-name="ce13" table:formula="of:=[.$C$52]/1000/([.E45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6]+[.C46]+[.D46])/3 = 0; 9999; ([.B46]+[.C46]+[.D46])/3)" office:value-type="float" office:value="9999" calcext:value-type="float">
            <text:p>9999.00</text:p>
          </table:table-cell>
          <table:table-cell table:style-name="ce8" table:formula="of:=RANK(IF([.E46]=0;10000000;[.E46]);[.$E$2:.$E$50]; 1)" office:value-type="float" office:value="1" calcext:value-type="float">
            <text:p>1</text:p>
          </table:table-cell>
          <table:table-cell table:style-name="ce11" table:formula="of:=[.$C$51]/[.E46]" office:value-type="float" office:value="0.002000200020002" calcext:value-type="float">
            <text:p>0.00</text:p>
          </table:table-cell>
          <table:table-cell table:style-name="ce15" table:formula="of:=[.$C$52]/1000/([.E46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7]+[.C47]+[.D47])/3 = 0; 9999; ([.B47]+[.C47]+[.D47])/3)" office:value-type="float" office:value="9999" calcext:value-type="float">
            <text:p>9999.00</text:p>
          </table:table-cell>
          <table:table-cell table:style-name="ce8" table:formula="of:=RANK(IF([.E47]=0;10000000;[.E47]);[.$E$2:.$E$50]; 1)" office:value-type="float" office:value="1" calcext:value-type="float">
            <text:p>1</text:p>
          </table:table-cell>
          <table:table-cell table:style-name="ce12" table:formula="of:=[.$C$51]/[.E48]" office:value-type="float" office:value="0.002000200020002" calcext:value-type="float">
            <text:p>0.00</text:p>
          </table:table-cell>
          <table:table-cell table:style-name="ce16" table:formula="of:=[.$C$52]/1000/([.E48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8]+[.C48]+[.D48])/3 = 0; 9999; ([.B48]+[.C48]+[.D48])/3)" office:value-type="float" office:value="9999" calcext:value-type="float">
            <text:p>9999.00</text:p>
          </table:table-cell>
          <table:table-cell table:style-name="ce8" table:formula="of:=RANK(IF([.E48]=0;10000000;[.E48]);[.$E$2:.$E$50]; 1)" office:value-type="float" office:value="1" calcext:value-type="float">
            <text:p>1</text:p>
          </table:table-cell>
          <table:table-cell table:style-name="ce12" table:formula="of:=[.$C$51]/[.E49]" office:value-type="float" office:value="0.002000200020002" calcext:value-type="float">
            <text:p>0.00</text:p>
          </table:table-cell>
          <table:table-cell table:style-name="ce16" table:formula="of:=[.$C$52]/1000/([.E49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49]+[.C49]+[.D49])/3 = 0; 9999; ([.B49]+[.C49]+[.D49])/3)" office:value-type="float" office:value="9999" calcext:value-type="float">
            <text:p>9999.00</text:p>
          </table:table-cell>
          <table:table-cell table:style-name="ce8" table:formula="of:=RANK(IF([.E49]=0;10000000;[.E49]);[.$E$2:.$E$50]; 1)" office:value-type="float" office:value="1" calcext:value-type="float">
            <text:p>1</text:p>
          </table:table-cell>
          <table:table-cell table:style-name="ce12" table:formula="of:=[.$C$51]/[.E50]" office:value-type="float" office:value="0.002000200020002" calcext:value-type="float">
            <text:p>0.00</text:p>
          </table:table-cell>
          <table:table-cell table:style-name="ce16" table:formula="of:=[.$C$52]/1000/([.E50]/3600)" office:value-type="float" office:value="0.036003600360036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3"/>
          <table:table-cell table:style-name="ce7" table:formula="of:=IF(([.B50]+[.C50]+[.D50])/3 = 0; 9999; ([.B50]+[.C50]+[.D50])/3)" office:value-type="float" office:value="9999" calcext:value-type="float">
            <text:p>9999.00</text:p>
          </table:table-cell>
          <table:table-cell table:style-name="ce8" table:formula="of:=RANK(IF([.E50]=0;10000000;[.E50]);[.$E$2:.$E$50]; 1)" office:value-type="float" office:value="1" calcext:value-type="float">
            <text:p>1</text:p>
          </table:table-cell>
          <table:table-cell table:style-name="ce12" table:formula="of:=[.$C$51]/[.E51]" office:value-type="string" office:string-value="" calcext:value-type="error">
            <text:p>#DIV/0!</text:p>
          </table:table-cell>
          <table:table-cell table:style-name="ce16" table:formula="of:=[.$C$52]/1000/([.E51]/360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ck Length:</text:p>
          </table:table-cell>
          <table:table-cell table:style-name="ce5"/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mete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caled Track Length:</text:p>
          </table:table-cell>
          <table:table-cell table:style-name="ce5"/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meters</text:p>
          </table:table-cell>
          <table:table-cell table:number-columns-repeated="6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heet1.G3:Sheet1.G50 Sheet1.H3:Sheet1.H50">
            <calcext:condition calcext:apply-style-name="White Text" calcext:value="&lt;0.1" calcext:base-cell-address="Sheet1.G2"/>
          </calcext:conditional-format>
          <calcext:conditional-format calcext:target-range-address="Sheet1.G2:Sheet1.H46">
            <calcext:condition calcext:apply-style-name="White Text" calcext:value="&lt;0.1" calcext:base-cell-address="Sheet1.G2"/>
          </calcext:conditional-format>
          <calcext:conditional-format calcext:target-range-address="Sheet1.G2:Sheet1.G45 Sheet1.H2:Sheet1.H22 Sheet1.H24:Sheet1.H45">
            <calcext:condition calcext:apply-style-name="White Text" calcext:value="&lt;0.1" calcext:base-cell-address="Sheet1.G2"/>
          </calcext:conditional-format>
          <calcext:conditional-format calcext:target-range-address="Sheet1.H23:Sheet1.H23">
            <calcext:condition calcext:apply-style-name="White Text" calcext:value="&lt;0.1" calcext:base-cell-address="Sheet1.H23"/>
          </calcext:conditional-format>
          <calcext:conditional-format calcext:target-range-address="Sheet1.E2:Sheet1.F50">
            <calcext:condition calcext:apply-style-name="White Text" calcext:value="formula-is([.$E2]=9999)" calcext:base-cell-address="Sheet1.E2"/>
          </calcext:conditional-format>
          <calcext:conditional-format calcext:target-range-address="Sheet1.A2:Sheet1.F50">
            <calcext:condition calcext:apply-style-name="Red Background" calcext:value="formula-is(AND([.$F2]=1; [.$E2] &lt; 9999))" calcext:base-cell-address="Sheet1.A2"/>
            <calcext:condition calcext:apply-style-name="Blue Background" calcext:value="formula-is(AND([.$F2]=2; [.$E2] &lt; 9999))" calcext:base-cell-address="Sheet1.A2"/>
            <calcext:condition calcext:apply-style-name="Yellow Background" calcext:value="formula-is(AND([.$F2]=3; [.$E2] &lt; 9999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_20_Text" style:display-name="White Text" style:family="table-cell" style:parent-style-name="Default" style:data-style-name="N99">
      <style:table-cell-properties fo:background-color="transparent"/>
      <style:text-properties fo:color="#ffffff"/>
    </style:style>
    <style:style style:name="Blue_20_Background" style:display-name="Blue Background" style:family="table-cell" style:parent-style-name="Default">
      <style:table-cell-properties fo:background-color="#83caff"/>
    </style:style>
    <style:style style:name="Yellow_20_Background" style:display-name="Yellow Background" style:family="table-cell" style:parent-style-name="Default">
      <style:table-cell-properties fo:background-color="#ffff99"/>
    </style:style>
    <style:style style:name="Red_20_Background" style:display-name="Red Background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Olson</meta:initial-creator>
    <meta:creation-date>2015-04-26T19:55:13.307821044</meta:creation-date>
    <dc:date>2015-04-26T20:57:06.386053906</dc:date>
    <dc:creator>Wyatt Olson</dc:creator>
    <meta:editing-duration>PT14M18S</meta:editing-duration>
    <meta:editing-cycles>1</meta:editing-cycles>
    <meta:document-statistic meta:table-count="1" meta:cell-count="210" meta:object-count="0"/>
    <meta:generator>LibreOffice/4.3.3.2$Linux_X86_64 LibreOffice_project/430m0$Build-2</meta:generator>
  </office:meta>
</office:document-meta>
</file>